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2.58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36.76mm" fo:break-before="auto" style:use-optimal-row-height="fals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54mm" fo:break-before="auto" style:use-optimal-row-height="true"/>
    </style:style>
    <style:style style:name="ro9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header1" office:value-type="string" calcext:value-type="string">
            <text:p>Заголовок 1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header2" office:value-type="string" calcext:value-type="string">
            <text:p>Заголовок 2</text:p>
          </table:table-cell>
          <table:table-cell table:number-columns-repeated="3"/>
        </table:table-row>
        <table:table-row table:style-name="ro5">
          <table:table-cell table:style-name="text" office:value-type="string" calcext:value-type="string">
            <text:p>Обычный текст: рекомендуется сохранять атрибут "переносить текст", а так же вертикальное выравнивание по перхнему краю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7">
          <table:table-cell/>
          <table:table-cell table:number-columns-repeated="3" table:style-name="tablehead" office:value-type="string" calcext:value-type="string">
            <text:p>Заголовок таблицы</text:p>
          </table:table-cell>
        </table:table-row>
        <table:table-row table:style-name="ro7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  <table:table-row table:style-name="ro7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8">
          <table:table-cell table:style-name="header3" office:value-type="string" calcext:value-type="string">
            <text:p>Заголовок 3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9">
          <table:table-cell table:style-name="header4" office:value-type="string" calcext:value-type="string">
            <text:p>Заголовок 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roman" style:font-pitch="variable"/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1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color="#009900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color="#ff9900"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loext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83caff" style:text-align-source="fix" style:repeat-content="false" fo:wrap-option="wrap" fo:border="0.06pt solid #000000" style:vertical-align="top" loext:vertical-justify="auto"/>
      <style:paragraph-properties fo:text-align="center" css3t:text-justify="auto"/>
      <style:text-properties style:font-name="Bookman Old Style" fo:font-family="'Bookman Old Style'" style:font-family-generic="roman" style:font-pitch="variable" fo:font-weight="bold" style:font-weight-asian="bold" style:font-weight-complex="bold"/>
    </style:style>
    <style:style style:name="tablebody" style:family="table-cell" style:parent-style-name="Default">
      <style:table-cell-properties fo:background-color="#ffcccc" style:text-align-source="fix" style:repeat-content="false" fo:wrap-option="wrap" fo:border="0.06pt solid #000000" style:vertical-align="top" loext:vertical-justify="auto"/>
      <style:paragraph-properties fo:text-align="end" css3t:text-justify="auto"/>
      <style:text-properties fo:font-style="italic" style:font-style-asian="italic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6:56:31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2S</meta:editing-duration>
    <meta:editing-cycles>8</meta:editing-cycles>
    <meta:generator>LibreOffice/5.1.1.3$Windows_X86_64 LibreOffice_project/89f508ef3ecebd2cfb8e1def0f0ba9a803b88a6d</meta:generator>
    <dc:date>2017-07-25T16:58:27.742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